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899" officeooo:paragraph-rsid="00095899"/>
    </style:style>
    <style:style style:name="P2" style:family="paragraph" style:parent-style-name="Standard" style:list-style-name="L1">
      <style:text-properties officeooo:rsid="00095899" officeooo:paragraph-rsid="00095899"/>
    </style:style>
    <style:style style:name="P3" style:family="paragraph" style:parent-style-name="Standard" style:list-style-name="L2">
      <style:text-properties officeooo:rsid="00095899" officeooo:paragraph-rsid="00095899"/>
    </style:style>
    <style:style style:name="P4" style:family="paragraph" style:parent-style-name="Standard" style:list-style-name="L3">
      <style:text-properties officeooo:rsid="00095899" officeooo:paragraph-rsid="00095899"/>
    </style:style>
    <style:style style:name="P5" style:family="paragraph" style:parent-style-name="Standard" style:list-style-name="L4">
      <style:text-properties officeooo:rsid="00095899" officeooo:paragraph-rsid="00095899"/>
    </style:style>
    <style:style style:name="P6" style:family="paragraph" style:parent-style-name="Standard" style:list-style-name="L5">
      <style:text-properties officeooo:rsid="00095899" officeooo:paragraph-rsid="00095899"/>
    </style:style>
    <style:style style:name="P7" style:family="paragraph" style:parent-style-name="Standard" style:list-style-name="L6">
      <style:text-properties officeooo:rsid="00095899" officeooo:paragraph-rsid="00095899"/>
    </style:style>
    <style:style style:name="P8" style:family="paragraph" style:parent-style-name="Standard" style:list-style-name="L1">
      <style:text-properties officeooo:paragraph-rsid="00095899"/>
    </style:style>
    <style:style style:name="P9" style:family="paragraph" style:parent-style-name="Standard" style:list-style-name="L4">
      <style:text-properties officeooo:rsid="0009dc54" officeooo:paragraph-rsid="0009dc54"/>
    </style:style>
    <style:style style:name="P10" style:family="paragraph" style:parent-style-name="Standard" style:list-style-name="L5">
      <style:text-properties officeooo:rsid="0009dc54" officeooo:paragraph-rsid="0009dc54"/>
    </style:style>
    <style:style style:name="P11" style:family="paragraph" style:parent-style-name="Standard" style:list-style-name="L4">
      <style:text-properties officeooo:rsid="000aeae5" officeooo:paragraph-rsid="000aeae5"/>
    </style:style>
    <style:style style:name="P12" style:family="paragraph" style:parent-style-name="Standard" style:list-style-name="L5">
      <style:text-properties officeooo:rsid="000b4345" officeooo:paragraph-rsid="000b4345"/>
    </style:style>
    <style:style style:name="P13" style:family="paragraph" style:parent-style-name="Standard" style:list-style-name="L4">
      <style:text-properties officeooo:rsid="000b4345" officeooo:paragraph-rsid="000b4345"/>
    </style:style>
    <style:style style:name="P14" style:family="paragraph" style:parent-style-name="Standard" style:list-style-name="L3">
      <style:text-properties officeooo:rsid="000b4345" officeooo:paragraph-rsid="000b4345"/>
    </style:style>
    <style:style style:name="P15" style:family="paragraph" style:parent-style-name="Standard" style:list-style-name="L2">
      <style:text-properties officeooo:rsid="000b4345" officeooo:paragraph-rsid="000b4345"/>
    </style:style>
    <style:style style:name="T1" style:family="text">
      <style:text-properties officeooo:rsid="00095899"/>
    </style:style>
    <style:style style:name="T2" style:family="text">
      <style:text-properties officeooo:rsid="0009dc54"/>
    </style:style>
    <style:style style:name="T3" style:family="text">
      <style:text-properties officeooo:rsid="000b4345"/>
    </style:style>
    <style:style style:name="T4" style:family="text">
      <style:text-properties officeooo:rsid="000c51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17691322309624770" text:style-name="L1">
        <text:list-item>
          <text:p text:style-name="P8"><text:span text:style-name="T1">Pokemon</text:span></text:p>
        </text:list-item>
      </text:list>
      <text:list xml:id="list4295338949437941186" text:style-name="L2">
        <text:list-item>
          <text:list>
            <text:list-item>
              <text:p text:style-name="P3">Pokemon fangen </text:p>
              <text:list>
                <text:list-item>
                  <text:p text:style-name="P3">+ bestimmter Typ → Elementvorteil</text:p>
                </text:list-item>
              </text:list>
            </text:list-item>
            <text:list-item>
              <text:p text:style-name="P3">Welt erkunden</text:p>
              <text:list>
                <text:list-item>
                  <text:p text:style-name="P3">+ neue Pokemon entdecken → stärkeres Team <text:span text:style-name="T4">erstellen</text:span></text:p>
                </text:list-item>
              </text:list>
            </text:list-item>
            <text:list-item>
              <text:p text:style-name="P3">Pokemon trainieren</text:p>
              <text:list>
                <text:list-item>
                  <text:p text:style-name="P15">+ neue Attacken beibringen → stärkere Gegner besiegen</text:p>
                </text:list-item>
              </text:list>
            </text:list-item>
          </text:list>
        </text:list-item>
      </text:list>
      <text:list xml:id="list202733005690243" text:continue-list="list4517691322309624770" text:style-name="L1">
        <text:list-item>
          <text:p text:style-name="P2">Mario Bros</text:p>
        </text:list-item>
      </text:list>
      <text:list xml:id="list7253780527725202094" text:style-name="L3">
        <text:list-item>
          <text:list>
            <text:list-item>
              <text:p text:style-name="P4">Items einsammeln</text:p>
              <text:list>
                <text:list-item>
                  <text:p text:style-name="P4">+ neue Fähigkeiten nutzen → Gegner einfacher besiegen</text:p>
                </text:list-item>
              </text:list>
            </text:list-item>
            <text:list-item>
              <text:p text:style-name="P4">neue Level freischalten</text:p>
              <text:list>
                <text:list-item>
                  <text:p text:style-name="P4">+ Techniken erlenen → stärkere Gegner besiegen</text:p>
                </text:list-item>
              </text:list>
            </text:list-item>
            <text:list-item>
              <text:p text:style-name="P14">Gegner töten</text:p>
              <text:list>
                <text:list-item>
                  <text:p text:style-name="P14">+ Münzen sammeln → neuer Highscore</text:p>
                </text:list-item>
              </text:list>
            </text:list-item>
          </text:list>
        </text:list-item>
      </text:list>
      <text:list xml:id="list202732594060217" text:continue-list="list202733005690243" text:style-name="L1">
        <text:list-item>
          <text:p text:style-name="P2">Angry Birds</text:p>
        </text:list-item>
      </text:list>
      <text:list xml:id="list7558162541246450342" text:style-name="L6">
        <text:list-item>
          <text:list>
            <text:list-item>
              <text:p text:style-name="P7">Vögel katapultieren</text:p>
              <text:list>
                <text:list-item>
                  <text:p text:style-name="P7">+ zielen → Schweine treffen</text:p>
                </text:list-item>
              </text:list>
            </text:list-item>
            <text:list-item>
              <text:p text:style-name="P7">neue Level freischalten</text:p>
              <text:list>
                <text:list-item>
                  <text:p text:style-name="P7">+ neue Vögel benutzen können → <text:span text:style-name="T2">mehr Schweine töten</text:span></text:p>
                </text:list-item>
              </text:list>
            </text:list-item>
          </text:list>
        </text:list-item>
      </text:list>
      <text:list xml:id="list202733153782238" text:continue-list="list202732594060217" text:style-name="L1">
        <text:list-item>
          <text:p text:style-name="P2">League of Legends</text:p>
        </text:list-item>
      </text:list>
      <text:list xml:id="list6085811835192311522" text:style-name="L4">
        <text:list-item>
          <text:list>
            <text:list-item>
              <text:p text:style-name="P5">aufleveln</text:p>
              <text:list>
                <text:list-item>
                  <text:p text:style-name="P9">+ neue Spells lernen → mehr Schaden verursachen</text:p>
                </text:list-item>
              </text:list>
            </text:list-item>
            <text:list-item>
              <text:p text:style-name="P13">zaubern</text:p>
              <text:list>
                <text:list-item>
                  <text:p text:style-name="P13">+ neue Spells verwenden → Gegner austricksen</text:p>
                </text:list-item>
              </text:list>
            </text:list-item>
            <text:list-item>
              <text:p text:style-name="P11">zusammen kämpfen</text:p>
              <text:list>
                <text:list-item>
                  <text:p text:style-name="P11">+ Fähigkeiten ergänzen → gemeinsam stark sein</text:p>
                </text:list-item>
              </text:list>
            </text:list-item>
          </text:list>
        </text:list-item>
      </text:list>
      <text:list xml:id="list202733592697122" text:continue-list="list202733153782238" text:style-name="L1">
        <text:list-item>
          <text:p text:style-name="P2">Call of Duty</text:p>
        </text:list-item>
      </text:list>
      <text:list xml:id="list7741059256511920191" text:style-name="L5">
        <text:list-item>
          <text:list>
            <text:list-item>
              <text:p text:style-name="P6">neue Waffen freischalten</text:p>
              <text:list>
                <text:list-item>
                  <text:p text:style-name="P10">+ <text:span text:style-name="T3">damit umgehen lernen→ neue Strategien entwickeln</text:span></text:p>
                </text:list-item>
              </text:list>
            </text:list-item>
            <text:list-item>
              <text:p text:style-name="P12">schießen</text:p>
              <text:list>
                <text:list-item>
                  <text:p text:style-name="P12">+ verschiedene Waffen → auf verschiedene Distanzen treffen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9:40:21.419078900</meta:creation-date>
    <meta:generator>LibreOffice/5.1.4.2$Linux_X86_64 LibreOffice_project/10m0$Build-2</meta:generator>
    <dc:date>2016-11-28T20:27:31.944283973</dc:date>
    <meta:editing-duration>PT12M13S</meta:editing-duration>
    <meta:editing-cycles>3</meta:editing-cycles>
    <meta:document-statistic meta:table-count="0" meta:image-count="0" meta:object-count="0" meta:page-count="1" meta:paragraph-count="31" meta:word-count="161" meta:character-count="887" meta:non-whitespace-character-count="787"/>
  </office:meta>
</office:document-meta>
</file>